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1" style:family="paragraph">
      <loext:graphic-properties draw:fill-color="#ffffff"/>
    </style:style>
    <style:style style:name="P2" style:family="paragraph">
      <style:text-properties fo:color="#ed1c24"/>
    </style:style>
    <style:style style:name="P3" style:family="paragraph">
      <style:text-properties fo:font-size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use-window-font-color="tru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ed1c24"/>
    </style:style>
    <style:style style:name="T2" style:family="text">
      <style:text-properties fo:font-size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text-position="sub 58%"/>
    </style:style>
    <style:style style:name="T8" style:family="text">
      <style:text-properties style:font-name="DejaVu Sans3" style:font-name-asian="DejaVu Sans3" style:font-name-complex="DejaVu Sans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800080" fo:font-style="normal" style:font-style-asian="normal" style:font-style-complex="normal"/>
    </style:style>
    <style:style style:name="T17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ff0000" fo:font-style="normal" style:font-style-asian="normal" style:font-style-complex="normal"/>
    </style:style>
    <style:style style:name="T19" style:family="text">
      <style:text-properties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20" style:family="text">
      <style:text-properties style:text-position="sub 58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1" style:family="text">
      <style:text-properties fo:color="#80008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fo:font-size="22pt" fo:background-color="transparent" style:font-size-asian="32pt" style:font-size-complex="32pt"/>
    </style:style>
    <style:style style:name="T25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26" style:family="text">
      <style:text-properties fo:color="#800080" fo:font-size="22pt" fo:background-color="transparent" style:font-size-asian="32pt" style:font-size-complex="32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0% 100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9" style:family="text">
      <style:text-properties style:text-position="0% 100%" style:font-name="DejaVu Sans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30" style:family="text">
      <style:text-properties style:text-position="0% 100%" style:font-name="DejaVu Sans" fo:font-size="24pt" fo:font-style="italic" style:font-name-asian="DejaVu Sans3" style:font-size-asian="24pt" style:font-style-asian="italic" style:font-name-complex="DejaVu Sans3" style:font-size-complex="24pt" style:font-style-complex="italic"/>
    </style:style>
    <style:style style:name="T31" style:family="text">
      <style:text-properties style:text-position="0% 100%" style:font-name="DejaVu Sans" fo:font-size="24pt" fo:font-style="normal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2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33" style:family="text">
      <style:text-properties style:font-name="DejaVu Sans3" fo:font-style="italic" style:font-name-asian="DejaVu Sans3" style:font-style-asian="italic" style:font-name-complex="DejaVu Sans3" style:font-style-complex="italic"/>
    </style:style>
    <style:style style:name="T34" style:family="text">
      <style:text-properties style:font-name="DejaVu Sans" fo:font-style="italic" style:font-name-asian="DejaVu Sans3" style:font-style-asian="italic" style:font-name-complex="DejaVu Sans3" style:font-style-complex="italic"/>
    </style:style>
    <style:style style:name="T35" style:family="text">
      <style:text-properties style:font-name="DejaVu Sans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36" style:family="text">
      <style:text-properties style:font-name="DejaVu Sans" fo:font-style="italic" fo:font-weight="normal" style:font-name-asian="DejaVu Sans3" style:font-style-asian="italic" style:font-weight-asian="normal" style:font-name-complex="DejaVu Sans3" style:font-style-complex="italic" style:font-weight-complex="normal"/>
    </style:style>
    <style:style style:name="T37" style:family="text">
      <style:text-properties style:font-name="DejaVu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38" style:family="text">
      <style:text-properties style:font-name="DejaVu Sans3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39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40" style:family="text">
      <style:text-properties fo:color="#ed1c24" style:font-name="DejaVu Sans" fo:font-size="44pt" style:letter-kerning="true" style:font-size-asian="44pt" style:font-name-complex="Noto Sans Devanagari" style:font-size-complex="44pt"/>
    </style:style>
    <style:style style:name="T41" style:family="text">
      <style:text-properties style:font-name="DejaVu Sans3" fo:font-style="normal" style:text-underline-style="none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42" style:family="text">
      <style:text-properties style:text-position="sub 58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43" style:family="text">
      <style:text-properties style:text-position="0% 100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igem/historico</text:p>
              </text:list-item>
              <text:list-item>
                <text:p>Quando, por quem e com que finalidade foi propost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  <text:p>I: identidade I(x) = x</text:p>
                <text:p/>
              </text:list-item>
              <text:list-item>
                <text:p>K: formador de constantes K(a, x) = a</text:p>
                <text:p/>
              </text:list-item>
              <text:list-item>
                <text:p>S: Operador de composição S(f, g)(x) =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2">Lógica Combinatória - Sintaxe</text:span></text:p>
          </draw:text-box>
        </draw:frame>
        <draw:frame presentation:style-name="pr4" draw:text-style-name="P4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><text:span text:style-name="T3">Um </text:span><text:span text:style-name="T4">termo</text:span><text:span text:style-name="T3"> em lógica combinatória (CL-term) é:</text:span></text:p>
                <text:list>
                  <text:list-item>
                    <text:p><text:span text:style-name="T3">Um átomo: uma váriavel ou uma constante atômica (incluindo S, K, I)</text:span></text:p>
                  </text:list-item>
                  <text:list-item>
                    <text:p><text:span text:style-name="T3">Se X e Y são CL-terms então (X Y) também é.</text:span></text:p>
                    <text:p><text:span text:style-name="T3"/></text:p>
                  </text:list-item>
                </text:list>
              </text:list-item>
              <text:list-item>
                <text:p><text:span text:style-name="T4">Termos fechados</text:span><text:span text:style-name="T3">: termo que não contém variáveis;</text:span></text:p>
              </text:list-item>
              <text:list-item>
                <text:p><text:span text:style-name="T5">Combinador</text:span><text:span text:style-name="T3">: termo cujo únicos átomos são só combinadores básicos 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- Combinador</text:p>
                  </text:list-item>
                  <text:list-item>
                    <text:p>(S(K<text:span text:style-name="T6">v</text:span><text:span text:style-name="T7">0</text:span>))((SK)K))<text:tab/><text:tab/><text:tab/>- <text:span text:style-name="T6">Não combinador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licações se associam a esquerda:</text:p>
                <text:list>
                  <text:list-item>
                    <text:p>SKK <text:span text:style-name="T8">≡</text:span> ((SK)K)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9">I</text:span><text:span text:style-name="T10">X, </text:span><text:span text:style-name="T9">K</text:span><text:span text:style-name="T10">XY, </text:span><text:span text:style-name="T9">S</text:span><text:span text:style-name="T10">XYZ são chamados </text:span><text:span text:style-name="T11">redex</text:span><text:span text:style-name="T12"> (fraco). Contraindo uma ocorrência de um redex fraco num termo </text:span><text:span text:style-name="T11">U</text:span><text:span text:style-name="T12"> significa substituir as ocorrências:</text:span></text:p>
                <text:list>
                  <text:list-item>
                    <text:p><text:span text:style-name="T13">I</text:span><text:span text:style-name="T12">X <text:s text:c="10"/>por X,</text:span></text:p>
                  </text:list-item>
                  <text:list-item>
                    <text:p><text:span text:style-name="T13">K</text:span><text:span text:style-name="T12">XY</text:span><text:span text:style-name="T12"><text:tab/></text:span><text:span text:style-name="T12"> <text:s text:c="5"/>por X,</text:span></text:p>
                  </text:list-item>
                  <text:list-item>
                    <text:p><text:span text:style-name="T13">S</text:span><text:span text:style-name="T12">XYZ <text:s text:c="4"/>XZ(YZ).</text:span></text:p>
                  </text:list-item>
                </text:list>
              </text:list-item>
              <text:list-item>
                <text:p><text:span text:style-name="T12">Forma normal: quando um termo não possui </text:span><text:span text:style-name="T11">redex, </text:span><text:span text:style-name="T12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S</text:span><text:span text:style-name="T14">(</text:span><text:span text:style-name="T15">K</text:span><text:span text:style-name="T16">x</text:span><text:span text:style-name="T14">)</text:span><text:span text:style-name="T17">I</text:span><text:span text:style-name="T18">z</text:span><text:span text:style-name="T14"> </text:span><text:span text:style-name="T14"><text:tab/></text:span><text:span text:style-name="T19">⊳</text:span><text:span text:style-name="T20">w </text:span><text:span text:style-name="T14"><text:s/></text:span><text:span text:style-name="T15">K</text:span><text:span text:style-name="T21">x</text:span><text:span text:style-name="T22">z</text:span><text:span text:style-name="T12">(</text:span><text:span text:style-name="T17">I</text:span><text:span text:style-name="T22">z</text:span><text:span text:style-name="T12">)</text:span></text:p>
              </text:list-item>
              <text:list-item>
                <text:p><text:span text:style-name="T13">K</text:span><text:span text:style-name="T21">x</text:span><text:span text:style-name="T22">z</text:span><text:span text:style-name="T12">(</text:span><text:span text:style-name="T13">I</text:span><text:span text:style-name="T12">z) </text:span><text:span text:style-name="T12"><text:tab/></text:span><text:span text:style-name="T19">⊳</text:span><text:span text:style-name="T20">w <text:s text:c="2"/></text:span><text:span text:style-name="T21">x</text:span><text:span text:style-name="T12">(</text:span><text:span text:style-name="T13">I</text:span><text:span text:style-name="T12">z)</text:span></text:p>
              </text:list-item>
              <text:list-item>
                <text:p><text:span text:style-name="T13">x</text:span><text:span text:style-name="T12">(</text:span><text:span text:style-name="T13">I</text:span><text:span text:style-name="T12">z)</text:span><text:span text:style-name="T12"><text:tab/></text:span><text:span text:style-name="T12"><text:tab/></text:span><text:span text:style-name="T19">⊳</text:span><text:span text:style-name="T20">w </text:span><text:span text:style-name="T12"><text:s/>xz</text:span><text:span text:style-name="T12"><text:tab/></text:span><text:span text:style-name="T12"><text:tab/></text:span><text:span text:style-name="T12"><text:tab/></text:span><text:span text:style-name="T12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3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 - Variáveis Livres</text:p>
                <text:list>
                  <text:list-item>
                    <text:p>O conjunto de todas as variáveis que ocorrem em Y é chamado de FV(Y).<text:line-break/><text:span text:style-name="T24">(Nos CL-termos, todas as ocorrências de uma variável são livres, porque não há λ para ligá-las.)</text:span></text:p>
                  </text:list-item>
                  <text:list-item>
                    <text:p><text:span text:style-name="T24">Ex:</text:span></text:p>
                    <text:list>
                      <text:list-item>
                        <text:p><text:span text:style-name="T24">Y ≡ </text:span><text:span text:style-name="T25">K</text:span><text:span text:style-name="T24">(</text:span><text:span text:style-name="T26">x</text:span><text:span text:style-name="T25">S</text:span><text:span text:style-name="T24">)((</text:span><text:span text:style-name="T26">x</text:span><text:span text:style-name="T25">S</text:span><text:span text:style-name="T26">yz</text:span><text:span text:style-name="T24">)(</text:span><text:span text:style-name="T25">I</text:span><text:span text:style-name="T26">x</text:span><text:span text:style-name="T24">)).</text:span></text:p>
                      </text:list-item>
                      <text:list-item>
                        <text:p><text:span text:style-name="T24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3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27">U</text:span>/x]Y é definido como o resultado da substituição de todas as ocorrências de x por <text:span text:style-name="T27">U </text:span>em Y, isso é:<text:line-break/></text:p>
                    <text:list>
                      <text:list-item>
                        <text:p>[<text:span text:style-name="T27">U</text:span>/x]x <text:span text:style-name="T8">≡</text:span> <text:span text:style-name="T27">U</text:span>,</text:p>
                      </text:list-item>
                      <text:list-item>
                        <text:p>[<text:span text:style-name="T27">U</text:span>/x]a <text:span text:style-name="T8">≡</text:span> a <text:s text:c="8"/>para átomos a <text:span text:style-name="T8">≢</text:span> x,</text:p>
                      </text:list-item>
                      <text:list-item>
                        <text:p>[<text:span text:style-name="T27">U</text:span>/x](<text:span text:style-name="T27">VW</text:span>) <text:span text:style-name="T8">≡</text:span> ([<text:span text:style-name="T27">U</text:span>/x]<text:span text:style-name="T27">V</text:span> [<text:span text:style-name="T27">V</text:span>/x]<text:span text:style-name="T27">W</text:span><text:span text:style-name="T14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23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bstração em CL</text:p>
                <text:list>
                  <text:list-item>
                    <text:p>Pode-se definir um CL-termo chamado ‘[x].<text:span text:style-name="T27">M</text:span><text:span text:style-name="T14">’ para qualquer x e </text:span><text:span text:style-name="T27">M</text:span><text:span text:style-name="T14">, com a seguinte propriedade:</text:span><text:span text:style-name="T14"><text:line-break/></text:span><text:span text:style-name="T14"><text:tab/></text:span><text:span text:style-name="T14"><text:tab/></text:span><text:span text:style-name="T14"><text:tab/></text:span><text:span text:style-name="T14">([x].</text:span><text:span text:style-name="T27">M</text:span><text:span text:style-name="T14">) </text:span><text:span text:style-name="T27">N</text:span><text:span text:style-name="T14"> <text:s/></text:span><text:span text:style-name="T19">⊳</text:span><text:span text:style-name="T20">w <text:s/></text:span><text:span text:style-name="T28"><text:s/></text:span><text:span text:style-name="T29">[</text:span><text:span text:style-name="T30">N</text:span><text:span text:style-name="T29">/x] </text:span><text:span text:style-name="T30">M</text:span><text:span text:style-name="T30"><text:line-break/></text:span><text:span text:style-name="T30"/></text:p>
                  </text:list-item>
                  <text:list-item>
                    <text:p><text:span text:style-name="T29">Assim, o termo [x].</text:span><text:span text:style-name="T30">M</text:span><text:span text:style-name="T29"> se aproxima do λx.</text:span><text:span text:style-name="T30">M</text:span><text:span text:style-name="T29">. Na eliminação de abstração se torna uma combinação de </text:span><text:span text:style-name="T31">I</text:span><text:span text:style-name="T29">’s, </text:span><text:span text:style-name="T31">K</text:span><text:span text:style-name="T29">’s, </text:span><text:span text:style-name="T31">S</text:span><text:span text:style-name="T29">’s e partes de </text:span><text:span text:style-name="T30">M</text:span><text:span text:style-name="T29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2">Eliminação de 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4"><text:s/></text:span><text:span text:style-name="T14">[x].</text:span><text:span text:style-name="T27">M </text:span><text:span text:style-name="T33">≡</text:span><text:span text:style-name="T34"> </text:span><text:span text:style-name="T35">K</text:span><text:span text:style-name="T36">M <text:s text:c="23"/></text:span><text:span text:style-name="T37">se x </text:span><text:span text:style-name="T19">∉</text:span><text:span text:style-name="T37"> FV</text:span><text:span text:style-name="T36">(M);</text:span><text:span text:style-name="T36"><text:line-break/></text:span><text:span text:style-name="T36"/></text:p>
              </text:list-item>
              <text:list-item>
                <text:p><text:span text:style-name="T14"><text:s/></text:span><text:span text:style-name="T14">[x].x </text:span><text:span text:style-name="T33">≡ </text:span><text:span text:style-name="T38">I</text:span><text:span text:style-name="T19">;</text:span><text:span text:style-name="T19"><text:line-break/></text:span><text:span text:style-name="T19"/></text:p>
              </text:list-item>
              <text:list-item>
                <text:p><text:span text:style-name="T14"><text:s/></text:span><text:span text:style-name="T14">[x].</text:span><text:span text:style-name="T27">U</text:span><text:span text:style-name="T14">x </text:span><text:span text:style-name="T39">≡ </text:span><text:span text:style-name="T33">U <text:s text:c="25"/></text:span><text:span text:style-name="T39">se x </text:span><text:span text:style-name="T19">∉</text:span><text:span text:style-name="T37"> FV(</text:span><text:span text:style-name="T36">U</text:span><text:span text:style-name="T37">);</text:span><text:span text:style-name="T37"><text:line-break/></text:span><text:span text:style-name="T37"/></text:p>
              </text:list-item>
              <text:list-item>
                <text:p><text:span text:style-name="T14"><text:s/></text:span><text:span text:style-name="T14">[x].</text:span><text:span text:style-name="T27">UV</text:span><text:span text:style-name="T14"> </text:span><text:span text:style-name="T33">≡ </text:span><text:span text:style-name="T38">S</text:span><text:span text:style-name="T39">([x].</text:span><text:span text:style-name="T33">U</text:span><text:span text:style-name="T39">)([x].</text:span><text:span text:style-name="T33">V</text:span><text:span text:style-name="T39">) <text:s text:c="5"/>se (a) e (b) não 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" draw:layer="layout" svg:width="25.199cm" svg:height="3.625cm" svg:x="1.4cm" svg:y="0.13cm" presentation:class="title" presentation:user-transformed="true">
          <draw:text-box>
            <text:p text:style-name="P7"><text:span text:style-name="T40">Exemplos de remoção de abstraçã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4"/></text:p>
              </text:list-header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Teorema</text:span>: </text:p>
                <text:list>
                  <text:list-item>
                    <text:p text:style-name="P8">As regras de remoção de abstração permitem construir [x].<text:span text:style-name="T27">M</text:span> para qualquer <text:span text:style-name="T27">M </text:span><text:span text:style-name="T14">e x, tal que [x].</text:span><text:span text:style-name="T27">M</text:span><text:span text:style-name="T14"> não contenha x, e para todo </text:span><text:span text:style-name="T27">N</text:span><text:span text:style-name="T14">:</text:span><text:span text:style-name="T14"><text:line-break/></text:span><text:span text:style-name="T14"><text:line-break/></text:span><text:span text:style-name="T14"> <text:s text:c="11"/>([x].</text:span><text:span text:style-name="T27">M</text:span><text:span text:style-name="T14">) </text:span><text:span text:style-name="T27">N</text:span><text:span text:style-name="T14"> <text:s text:c="2"/></text:span><text:span text:style-name="T41">⊳</text:span><text:span text:style-name="T42">w</text:span><text:span text:style-name="T14"> <text:s text:c="2"/>[</text:span><text:span text:style-name="T27">N</text:span><text:span text:style-name="T14">/x]</text:span><text:span text:style-name="T27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27">M</text:span></text:p>
                <text:list>
                  <text:list-header>
                    <text:p><text:span text:style-name="T14">Mostrar que [x]M está sempre definido e não contém x, e que:</text:span><text:span text:style-name="T14"><text:line-break/></text:span><text:span text:style-name="T14"> <text:s text:c="35"/>([x].M)x <text:s text:c="2"/></text:span><text:span text:style-name="T41">⊳</text:span><text:span text:style-name="T42">w <text:s text:c="4"/></text:span><text:span text:style-name="T43">M</text:span><text:span text:style-name="T43"><text:line-break/></text:span><text:span text:style-name="T43"/></text:p>
                  </text:list-header>
                  <text:list-item>
                    <text:p><text:span text:style-name="T44">Hipotese indutiva</text:span><text:span text:style-name="T12">: assumir que para qualquer subtermo </text:span><text:span text:style-name="T11">N</text:span><text:span text:style-name="T12"> de </text:span><text:span text:style-name="T11">M</text:span><text:span text:style-name="T12"> existe ‘[x].</text:span><text:span text:style-name="T11">N</text:span><text:span text:style-name="T12">’ que não contenha x</text:span><text:span text:style-name="T11">;</text:span></text:p>
                  </text:list-item>
                  <text:list-item>
                    <text:p><text:span text:style-name="T44">Base:</text:span></text:p>
                    <text:list>
                      <text:list-item>
                        <text:p><text:span text:style-name="T45">Caso </text:span><text:span text:style-name="T46">M ≡ </text:span><text:span text:style-name="T45">x, a regra (b) se aplica: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([x].</text:span><text:span text:style-name="T47">x</text:span><text:span text:style-name="T45">)x ≡ </text:span><text:span text:style-name="T48">I</text:span><text:span text:style-name="T49">x</text:span><text:span text:style-name="T45"> </text:span><text:span text:style-name="T41">⊳</text:span><text:span text:style-name="T42">w </text:span><text:span text:style-name="T45"><text:s/></text:span><text:span text:style-name="T47">x</text:span><text:span text:style-name="T45"><text:line-break/></text:span><text:span text:style-name="T45"/></text:p>
                      </text:list-item>
                      <text:list-item>
                        <text:p><text:span text:style-name="T45">Caso M é um átomo e M </text:span><text:span text:style-name="T41">≢</text:span><text:span text:style-name="T45"> x, (a) se aplica: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([x].</text:span><text:span text:style-name="T47">M</text:span><text:span text:style-name="T45">)x ≡ <text:s/></text:span><text:span text:style-name="T48">K</text:span><text:span text:style-name="T45">Mx </text:span><text:span text:style-name="T41">⊳</text:span><text:span text:style-name="T42">w </text:span><text:span text:style-name="T45"><text:s text:c="2"/></text:span><text:span text:style-name="T47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27">M</text:span></text:p>
                <text:list>
                  <text:list-item>
                    <text:p><text:span text:style-name="T45">Prova da indução, caso </text:span><text:span text:style-name="T46">M</text:span><text:span text:style-name="T45"> </text:span><text:span text:style-name="T46">≡</text:span><text:span text:style-name="T45"> </text:span><text:span text:style-name="T46">UV</text:span></text:p>
                    <text:list>
                      <text:list-item>
                        <text:p><text:span text:style-name="T50">x </text:span><text:span text:style-name="T51">∉</text:span><text:span text:style-name="T50"> FV(</text:span><text:span text:style-name="T52">M</text:span><text:span text:style-name="T50">), então (a) se aplica também:</text:span><text:span text:style-name="T50"><text:line-break/></text:span><text:span text:style-name="T50"><text:tab/></text:span><text:span text:style-name="T50"><text:tab/></text:span><text:span text:style-name="T50"><text:tab/></text:span><text:span text:style-name="T45">([x].</text:span><text:span text:style-name="T47">M</text:span><text:span text:style-name="T45">)x </text:span><text:span text:style-name="T46">≡</text:span><text:span text:style-name="T45"> <text:s/></text:span><text:span text:style-name="T48">K</text:span><text:span text:style-name="T46">M</text:span><text:span text:style-name="T45">x <text:s/></text:span><text:span text:style-name="T41">⊳</text:span><text:span text:style-name="T42">w</text:span><text:span text:style-name="T45"> <text:s/></text:span><text:span text:style-name="T53">M</text:span><text:span text:style-name="T45"><text:line-break/></text:span><text:span text:style-name="T45"/></text:p>
                      </text:list-item>
                      <text:list-item>
                        <text:p><text:span text:style-name="T45">x </text:span><text:span text:style-name="T54">∉</text:span><text:span text:style-name="T45"> FV(</text:span><text:span text:style-name="T46">U</text:span><text:span text:style-name="T45">) e </text:span><text:span text:style-name="T46">V</text:span><text:span text:style-name="T45"> </text:span><text:span text:style-name="T46">≡</text:span><text:span text:style-name="T45"> x, então se aplica (c):</text:span><text:span text:style-name="T45"><text:line-break/></text:span><text:span text:style-name="T45"><text:tab/></text:span><text:span text:style-name="T45"><text:tab/></text:span><text:span text:style-name="T45"><text:tab/></text:span><text:span text:style-name="T45">([x].</text:span><text:span text:style-name="T53">M</text:span><text:span text:style-name="T45">)x </text:span><text:span text:style-name="T46">≡</text:span><text:span text:style-name="T45"> ([x].</text:span><text:span text:style-name="T53">U</text:span><text:span text:style-name="T47">x</text:span><text:span text:style-name="T45">)x </text:span><text:span text:style-name="T46">≡</text:span><text:span text:style-name="T45"> </text:span><text:span text:style-name="T46">U</text:span><text:span text:style-name="T45">x </text:span><text:span text:style-name="T46">≡</text:span><text:span text:style-name="T45"> </text:span><text:span text:style-name="T53">M</text:span><text:span text:style-name="T45"><text:line-break/></text:span><text:span text:style-name="T45"/></text:p>
                      </text:list-item>
                      <text:list-item>
                        <text:p><text:span text:style-name="T45">Nenhum dos casos acima, então se aplica (d):</text:span><text:span text:style-name="T45"><text:line-break/></text:span><text:span text:style-name="T45"><text:tab/></text:span><text:span text:style-name="T45">([x].</text:span><text:span text:style-name="T53">M</text:span><text:span text:style-name="T45">)x </text:span><text:span text:style-name="T46">≡</text:span><text:span text:style-name="T45"> </text:span><text:span text:style-name="T48">S</text:span><text:span text:style-name="T45">([x].</text:span><text:span text:style-name="T46">U</text:span><text:span text:style-name="T45">)([x].</text:span><text:span text:style-name="T46">V</text:span><text:span text:style-name="T45">)x <text:s/></text:span><text:span text:style-name="T41">⊳</text:span><text:span text:style-name="T42">w </text:span><text:span text:style-name="T45"><text:s/></text:span><text:span text:style-name="T46">UV</text:span><text:span text:style-name="T45"> </text:span><text:span text:style-name="T46">≡</text:span><text:span text:style-name="T45"> </text:span><text:span text:style-name="T53">M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list>
                  <text:list-header>
                    <text:p><text:span text:style-name="T55">****</text:span>Em contraste com λx, [x] <text:span text:style-name="T6">não</text:span> faz parte de sistema formal de termos;</text:p>
                    <text:p><text:s/>[x].<text:span text:style-name="T27">M</text:span> é definido na metateoria por indução em <text:span text:style-name="T27">M</text:span><text:span text:style-name="T14">, </text:span>e é construído com <text:span text:style-name="T9">I</text:span>, <text:span text:style-name="T9">K</text:span>, <text:span text:style-name="T9">S</text:span>, e partes de <text:span text:style-name="T27">M</text:span>.<text:line-break/></text:p>
                  </text:list-header>
                  <text:list-item>
                    <text:p>Em outras palavras, [x].M é uma forma abreviada de representar um CL-termo (composto por <text:span text:style-name="T13">I</text:span><text:span text:style-name="T12">,</text:span><text:span text:style-name="T13">K</text:span><text:span text:style-name="T12">,</text:span><text:span text:style-name="T13">S</text:span><text:span text:style-name="T12">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09T22:45:42.039010059</dc:date>
    <meta:editing-duration>PT1H36M</meta:editing-duration>
    <meta:editing-cycles>26</meta:editing-cycles>
    <meta:generator>LibreOffice/5.1.6.2$Linux_X86_64 LibreOffice_project/10m0$Build-2</meta:generator>
    <dc:creator>ricardo </dc:creator>
    <meta:document-statistic meta:object-count="89"/>
  </office:meta>
</office:document-meta>
</file>